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3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3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3.5cm"/>
      <style:paragraph-properties style:writing-mode="lr-tb"/>
    </style:style>
    <style:style style:name="gr6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7" style:family="graphic" style:parent-style-name="objectwithoutfill">
      <style:graphic-properties draw:marker-end="Pontas_20_das_20_setas_20_9" draw:marker-end-width="0.3cm" draw:fill="none" draw:textarea-vertical-align="middle"/>
    </style:style>
    <style:style style:name="gr8" style:family="graphic" style:parent-style-name="objectwithoutfill">
      <style:graphic-properties draw:marker-end="Pontas_20_das_20_setas_20_10" draw:marker-end-width="0.3cm" draw:fill="none" draw:textarea-vertical-align="middle"/>
    </style:style>
    <style:style style:name="gr9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gr10" style:family="graphic" style:parent-style-name="objectwithoutfill">
      <style:graphic-properties draw:marker-end="Pontas_20_das_20_setas_20_12" draw:marker-end-width="0.3cm" draw:fill="none" draw:textarea-vertical-align="middle"/>
    </style:style>
    <style:style style:name="gr11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12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16" draw:marker-end-width="0.3cm" draw:fill="none" draw:textarea-vertical-align="middle"/>
    </style:style>
    <style:style style:name="gr14" style:family="graphic" style:parent-style-name="objectwithoutfill">
      <style:graphic-properties draw:marker-end="Pontas_20_das_20_setas_20_17" draw:marker-end-width="0.3cm" draw:fill="none" draw:textarea-vertical-align="middle"/>
    </style:style>
    <style:style style:name="gr15" style:family="graphic" style:parent-style-name="objectwithoutfill">
      <style:graphic-properties draw:marker-end="Pontas_20_das_20_setas_20_19" draw:marker-end-width="0.3cm" draw:fill="none" draw:textarea-vertical-align="middle"/>
    </style:style>
    <style:style style:name="gr16" style:family="graphic" style:parent-style-name="objectwithoutfill">
      <style:graphic-properties draw:marker-end="Pontas_20_das_20_setas_20_20" draw:marker-end-width="0.3cm" draw:fill="none" draw:textarea-vertical-align="middle"/>
    </style:style>
    <style:style style:name="gr17" style:family="graphic" style:parent-style-name="objectwithoutfill">
      <style:graphic-properties draw:marker-end="Pontas_20_das_20_setas_20_21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2.75cm" svg:height="1cm" svg:x="1.6cm" svg:y="5.3cm">
          <text:p text:style-name="P1">RHF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cm" svg:height="1cm" svg:x="1cm" svg:y="7.4cm">
          <text:p text:style-name="P1">HFCALC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.975cm" svg:y1="6.3cm" svg:x2="3cm" svg:y2="7.4cm" draw:start-shape="id1" draw:start-glue-point="2" draw:end-shape="id2" draw:end-glue-point="0" svg:d="M2975 6300l25 1100" svg:viewBox="0 0 26 1101">
          <text:p/>
        </draw:connector>
        <draw:custom-shape draw:style-name="gr4" draw:text-style-name="P1" xml:id="id5" draw:id="id5" draw:layer="layout" svg:width="4cm" svg:height="1.2cm" svg:x="6cm" svg:y="4.05cm">
          <text:p text:style-name="P1">INTGRL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4cm" svg:height="1.25cm" svg:x="11cm" svg:y="1.966cm">
          <text:p text:style-name="P1">S</text:p>
          <text:p text:style-name="P1"><text:span text:style-name="T1">overlap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4cm" svg:height="1.25cm" svg:x="11cm" svg:y="3.466cm">
          <text:p text:style-name="P1">T</text:p>
          <text:p text:style-name="P1"><text:span text:style-name="T1">Kinetic energy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4cm" svg:height="1.25cm" svg:x="11cm" svg:y="4.966cm">
          <text:p text:style-name="P1">V</text:p>
          <text:p text:style-name="P1"><text:span text:style-name="T1">Nuclear Attra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4cm" svg:height="1.25cm" svg:x="15.95cm" svg:y="4.966cm">
          <text:p text:style-name="P1">FO</text:p>
          <text:p text:style-name="P1"><text:span text:style-name="T1">F functions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5cm" svg:y1="5.591cm" svg:x2="15.95cm" svg:y2="5.591cm" draw:start-shape="id3" draw:start-glue-point="1" draw:end-shape="id4" draw:end-glue-point="3" svg:d="M15000 5591h950" svg:viewBox="0 0 951 1">
          <text:p/>
        </draw:connector>
        <draw:custom-shape draw:style-name="gr5" draw:text-style-name="P1" xml:id="id9" draw:id="id9" draw:layer="layout" svg:width="4cm" svg:height="1.25cm" svg:x="11cm" svg:y="6.5cm">
          <text:p text:style-name="P1">TWOE</text:p>
          <text:p text:style-name="P1"><text:span text:style-name="T1">Two electro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4cm" svg:height="1.25cm" svg:x="6cm" svg:y="8cm">
          <text:p text:style-name="P1">COLECT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s" svg:x1="5cm" svg:y1="7.9cm" svg:x2="6cm" svg:y2="4.65cm" draw:start-shape="id2" draw:start-glue-point="1" draw:end-shape="id5" draw:end-glue-point="3" svg:d="M5000 7900h501l-2-3250h501" svg:viewBox="0 0 1001 3251">
          <text:p/>
        </draw:connector>
        <draw:connector draw:style-name="gr8" draw:text-style-name="P2" draw:layer="layout" draw:type="lines" svg:x1="5cm" svg:y1="7.9cm" svg:x2="6cm" svg:y2="8.625cm" draw:start-shape="id2" draw:start-glue-point="1" draw:end-shape="id6" draw:end-glue-point="3" svg:d="M5000 7900h501l-2 725h501" svg:viewBox="0 0 1001 726">
          <text:p/>
        </draw:connector>
        <draw:connector draw:style-name="gr9" draw:text-style-name="P2" draw:layer="layout" draw:type="lines" svg:x1="10cm" svg:y1="4.65cm" svg:x2="11cm" svg:y2="2.591cm" draw:start-shape="id5" draw:start-glue-point="1" draw:end-shape="id7" draw:end-glue-point="3" svg:d="M10000 4650h501l-2-2059h501" svg:viewBox="0 0 1001 2060">
          <text:p/>
        </draw:connector>
        <draw:connector draw:style-name="gr10" draw:text-style-name="P2" draw:layer="layout" draw:type="lines" svg:x1="10cm" svg:y1="4.65cm" svg:x2="11cm" svg:y2="4.091cm" draw:start-shape="id5" draw:end-shape="id8" draw:end-glue-point="3" svg:d="M10000 4650h501l-2-559h501" svg:viewBox="0 0 1001 560">
          <text:p/>
        </draw:connector>
        <draw:connector draw:style-name="gr11" draw:text-style-name="P2" draw:layer="layout" draw:type="lines" svg:x1="10cm" svg:y1="4.65cm" svg:x2="11cm" svg:y2="5.591cm" draw:start-shape="id5" draw:end-shape="id3" draw:end-glue-point="3" svg:d="M10000 4650h501l-2 941h501" svg:viewBox="0 0 1001 942">
          <text:p/>
        </draw:connector>
        <draw:connector draw:style-name="gr12" draw:text-style-name="P2" draw:layer="layout" draw:type="lines" svg:x1="10cm" svg:y1="4.65cm" svg:x2="11cm" svg:y2="7.125cm" draw:start-shape="id5" draw:end-shape="id9" draw:end-glue-point="3" svg:d="M10000 4650h501l-2 2475h501" svg:viewBox="0 0 1001 2476">
          <text:p/>
        </draw:connector>
        <draw:custom-shape draw:style-name="gr5" draw:text-style-name="P1" xml:id="id10" draw:id="id10" draw:layer="layout" svg:width="4cm" svg:height="1.25cm" svg:x="11cm" svg:y="8cm">
          <text:p text:style-name="P1">MATOUT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10cm" svg:y1="8.625cm" svg:x2="11cm" svg:y2="8.625cm" draw:start-shape="id6" draw:start-glue-point="1" draw:end-shape="id10" draw:end-glue-point="3" svg:d="M10000 8625h1000" svg:viewBox="0 0 1001 1">
          <text:p/>
        </draw:connector>
        <draw:custom-shape draw:style-name="gr5" draw:text-style-name="P1" xml:id="id11" draw:id="id11" draw:layer="layout" svg:width="4cm" svg:height="1.25cm" svg:x="6cm" svg:y="11cm">
          <text:p text:style-name="P1">SCF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draw:type="lines" svg:x1="5cm" svg:y1="7.9cm" svg:x2="6cm" svg:y2="11.625cm" draw:start-shape="id2" draw:start-glue-point="1" draw:end-shape="id11" draw:end-glue-point="3" svg:d="M5000 7900h501l-2 3725h501" svg:viewBox="0 0 1001 3726">
          <text:p/>
        </draw:connector>
        <draw:custom-shape draw:style-name="gr5" draw:text-style-name="P1" xml:id="id12" draw:id="id12" draw:layer="layout" svg:width="4cm" svg:height="1.25cm" svg:x="11cm" svg:y="9.5cm">
          <text:p text:style-name="P1">MATOUT</text:p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4cm" svg:height="1.25cm" svg:x="11cm" svg:y="11cm">
          <text:p text:style-name="P1">FORMG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lines" svg:x1="10cm" svg:y1="11.625cm" svg:x2="11cm" svg:y2="10.125cm" draw:start-shape="id11" draw:start-glue-point="1" draw:end-shape="id12" draw:end-glue-point="3" svg:d="M10000 11625h501l-2-1500h501" svg:viewBox="0 0 1001 1501">
          <text:p/>
        </draw:connector>
        <draw:connector draw:style-name="gr16" draw:text-style-name="P2" draw:layer="layout" draw:type="lines" svg:x1="10cm" svg:y1="11.625cm" svg:x2="11cm" svg:y2="11.625cm" draw:start-shape="id11" draw:start-glue-point="1" draw:end-shape="id13" draw:end-glue-point="3" svg:d="M10000 11625h501-2 501" svg:viewBox="0 0 1001 1">
          <text:p/>
        </draw:connector>
        <draw:custom-shape draw:style-name="gr5" draw:text-style-name="P3" xml:id="id14" draw:id="id14" draw:layer="layout" svg:width="4cm" svg:height="1.25cm" svg:x="11cm" svg:y="12.5cm">
          <text:p text:style-name="P3">MULT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draw:type="lines" svg:x1="10cm" svg:y1="11.625cm" svg:x2="11cm" svg:y2="13.125cm" draw:start-shape="id11" draw:start-glue-point="1" draw:end-shape="id14" draw:end-glue-point="3" svg:d="M10000 11625h501l-2 1500h501" svg:viewBox="0 0 1001 15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6" draw:display-name="Pontas das setas 6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1T14:08:37.907007873</meta:creation-date>
    <dc:date>2024-05-15T18:20:04.623752146</dc:date>
    <meta:editing-duration>PT53M</meta:editing-duration>
    <meta:editing-cycles>10</meta:editing-cycles>
    <meta:generator>LibreOffice/7.3.7.2$Linux_X86_64 LibreOffice_project/30$Build-2</meta:generator>
    <meta:document-statistic meta:object-count="27"/>
  </office:meta>
</office:document-meta>
</file>